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1pt"/>
    </style:style>
    <style:style style:name="co2" style:family="table-column">
      <style:table-column-properties fo:break-before="auto" style:column-width="47.71pt"/>
    </style:style>
    <style:style style:name="co3" style:family="table-column">
      <style:table-column-properties fo:break-before="auto" style:column-width="62.84pt"/>
    </style:style>
    <style:style style:name="co4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6.04pt"/>
    </style:style>
    <style:style style:name="co6" style:family="table-column">
      <style:table-column-properties fo:break-before="auto" style:column-width="37.39pt"/>
    </style:style>
    <style:style style:name="co7" style:family="table-column">
      <style:table-column-properties fo:break-before="auto" style:column-width="46.6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cell-protect="protected" style:print-content="true" fo:background-color="transparent" style:rotation-align="none"/>
    </style:style>
    <style:style style:name="ce16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cell-protect="none" style:print-content="true" fo:background-color="transparent" style:rotation-align="none"/>
    </style:style>
    <style:style style:name="ce18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22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5" style:family="table-cell" style:parent-style-name="Default" style:data-style-name="N125">
      <style:table-cell-properties style:cell-protect="protected" style:print-content="true" fo:background-color="transparent" style:rotation-align="none"/>
    </style:style>
    <style:style style:name="ce27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5"/>
    <style:style style:name="ce30" style:family="table-cell" style:parent-style-name="Default" style:data-style-name="N125">
      <style:table-cell-properties style:rotation-align="none"/>
    </style:style>
    <style:style style:name="ce34" style:family="table-cell" style:parent-style-name="Default">
      <style:table-cell-properties fo:background-color="transparent" style:rotation-align="none"/>
    </style:style>
    <style:style style:name="ce21" style:family="table-cell" style:parent-style-name="Default" style:data-style-name="N4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visibility="collapse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30"/>
        <table:table-column table:style-name="co7" table:default-cell-style-name="ce7"/>
        <table:table-column table:style-name="co8" table:number-columns-repeated="1017" table:default-cell-style-name="ce7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15"/>
          <table:covered-table-cell table:style-name="ce25"/>
          <table:covered-table-cell table:number-columns-repeated="2" table:style-name="ce34"/>
          <table:table-cell table:number-columns-repeated="1016"/>
        </table:table-row>
        <table:table-row table:style-name="ro1">
          <table:table-cell table:style-name="ce1"/>
          <table:table-cell table:style-name="ce15" table:number-columns-repeated="4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7" table:number-rows-spanned="1">
            <text:p># MultiZone reserved memory: 6K @0x40400000, 6K @0x80000000</text:p>
          </table:table-cell>
          <table:covered-table-cell table:number-columns-repeated="4" table:style-name="ce15"/>
          <table:covered-table-cell table:style-name="ce25"/>
          <table:covered-table-cell table:style-name="ce34"/>
          <table:table-cell table:style-name="ce34"/>
          <table:table-cell table:number-columns-repeated="1016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FLASH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MULTIZONE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HEX2DEC(SUBSTITUTE([.D6];&quot;0x&quot;;&quot;&quot;))" office:value-type="float" office:value="1077936128" calcext:value-type="float">
            <text:p>1077936128</text:p>
          </table:table-cell>
          <table:table-cell table:style-name="ce23" office:value-type="string" calcext:value-type="string">
            <text:p>0x40400000</text:p>
          </table:table-cell>
          <table:table-cell table:style-name="ce24"/>
          <table:table-cell table:style-name="ce28" table:formula="of:= IF( AND( INT(LOG([.B6];2))=LOG([.B6];2); INT([.C6]/[.B6])=[.C6]/[.B6]); &quot;&quot;; MOD([.C6];[.B6]))" office:value-type="float" office:value="2" calcext:value-type="float">
            <text:p>2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BOOT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C6]+[.B6]*1024" office:value-type="float" office:value="1077942272" calcext:value-type="float">
            <text:p>1077942272</text:p>
          </table:table-cell>
          <table:table-cell table:style-name="ce24" table:formula="of:=CONCATENATE(&quot;0x&quot;;DEC2HEX([.C7]))" office:value-type="string" office:string-value="0x40401800" calcext:value-type="string">
            <text:p>0x40401800</text:p>
          </table:table-cell>
          <table:table-cell table:style-name="ce24"/>
          <table:table-cell table:style-name="ce28" table:formula="of:= IF( AND( INT(LOG([.B7];2))=LOG([.B7];2); INT([.C7]/[.B7])=[.C7]/[.B7]); &quot;&quot;; MOD([.C7];[.B7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1</text:p>
          </table:table-cell>
          <table:table-cell table:style-name="ce19" office:value-type="float" office:value="32" calcext:value-type="float">
            <text:p>32</text:p>
          </table:table-cell>
          <table:table-cell table:style-name="ce17" table:formula="of:=[.C7]+[.B7]*1024" office:value-type="float" office:value="1077944320" calcext:value-type="float">
            <text:p>1077944320</text:p>
          </table:table-cell>
          <table:table-cell table:style-name="ce24" table:formula="of:=CONCATENATE(&quot;0x&quot;;DEC2HEX([.C8]))" office:value-type="string" office:string-value="0x40402000" calcext:value-type="string">
            <text:p>0x40402000</text:p>
          </table:table-cell>
          <table:table-cell table:style-name="ce24"/>
          <table:table-cell table:style-name="ce28" table:formula="of:= IF( AND( INT(LOG([.B8];2))=LOG([.B8];2); INT([.C8]/[.B8])=[.C8]/[.B8]); &quot;&quot;; MOD([.C8];[.B8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2</text:p>
          </table:table-cell>
          <table:table-cell table:style-name="ce19" office:value-type="float" office:value="8" calcext:value-type="float">
            <text:p>8</text:p>
          </table:table-cell>
          <table:table-cell table:style-name="ce17" table:formula="of:=[.C8]+[.B8]*1024" office:value-type="float" office:value="1077977088" calcext:value-type="float">
            <text:p>1077977088</text:p>
          </table:table-cell>
          <table:table-cell table:style-name="ce24" table:formula="of:=CONCATENATE(&quot;0x&quot;;DEC2HEX([.C9]))" office:value-type="string" office:string-value="0x4040A000" calcext:value-type="string">
            <text:p>0x4040A000</text:p>
          </table:table-cell>
          <table:table-cell table:style-name="ce24"/>
          <table:table-cell table:style-name="ce28" table:formula="of:= IF( AND( INT(LOG([.B9];2))=LOG([.B9];2); INT([.C9]/[.B9])=[.C9]/[.B9]); &quot;&quot;; MOD([.C9];[.B9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3</text:p>
          </table:table-cell>
          <table:table-cell table:style-name="ce19" office:value-type="float" office:value="8" calcext:value-type="float">
            <text:p>8</text:p>
          </table:table-cell>
          <table:table-cell table:style-name="ce17" table:formula="of:=[.C9]+[.B9]*1024" office:value-type="float" office:value="1077985280" calcext:value-type="float">
            <text:p>1077985280</text:p>
          </table:table-cell>
          <table:table-cell table:style-name="ce24" table:formula="of:=CONCATENATE(&quot;0x&quot;;DEC2HEX([.C10]))" office:value-type="string" office:string-value="0x4040C000" calcext:value-type="string">
            <text:p>0x4040C000</text:p>
          </table:table-cell>
          <table:table-cell table:style-name="ce24"/>
          <table:table-cell table:style-name="ce28" table:formula="of:= IF( AND( INT(LOG([.B10];2))=LOG([.B10];2); INT([.C10]/[.B10])=[.C10]/[.B10]); &quot;&quot;; MOD([.C10];[.B10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ZONE4</text:p>
          </table:table-cell>
          <table:table-cell table:style-name="ce19" office:value-type="float" office:value="8" calcext:value-type="float">
            <text:p>8</text:p>
          </table:table-cell>
          <table:table-cell table:style-name="ce17" table:formula="of:=[.C10]+[.B10]*1024" office:value-type="float" office:value="1077993472" calcext:value-type="float">
            <text:p>1077993472</text:p>
          </table:table-cell>
          <table:table-cell table:style-name="ce24" table:formula="of:=CONCATENATE(&quot;0x&quot;;DEC2HEX([.C11]))" office:value-type="string" office:string-value="0x4040E000" calcext:value-type="string">
            <text:p>0x4040E000</text:p>
          </table:table-cell>
          <table:table-cell table:style-name="ce24"/>
          <table:table-cell table:style-name="ce28" table:formula="of:= IF( AND( INT(LOG([.B11];2))=LOG([.B11];2); INT([.C11]/[.B11])=[.C11]/[.B11]); &quot;&quot;; MOD([.C11];[.B11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6:.B11])" office:value-type="float" office:value="64" calcext:value-type="float">
            <text:p>64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DTIM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MULTIZONE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HEX2DEC(SUBSTITUTE([.D15];&quot;0x&quot;;&quot;&quot;))" office:value-type="float" office:value="2147483648" calcext:value-type="float">
            <text:p>2147483648</text:p>
          </table:table-cell>
          <table:table-cell table:style-name="ce23" office:value-type="string" calcext:value-type="string">
            <text:p>0x80000000</text:p>
          </table:table-cell>
          <table:table-cell table:style-name="ce24"/>
          <table:table-cell table:style-name="ce28" table:formula="of:= IF( AND( INT(LOG([.B15];2))=LOG([.B15];2); INT([.C15]/[.B15])=[.C15]/[.B15]); &quot;&quot;; MOD([.C15];[.B15]))" office:value-type="float" office:value="2" calcext:value-type="float">
            <text:p>2</text:p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1</text:p>
          </table:table-cell>
          <table:table-cell table:style-name="ce19" office:value-type="float" office:value="4" calcext:value-type="float">
            <text:p>4</text:p>
          </table:table-cell>
          <table:table-cell table:style-name="ce15" table:formula="of:=[.C15]+[.B15]*1024" office:value-type="float" office:value="2147489792" calcext:value-type="float">
            <text:p>2147489792</text:p>
          </table:table-cell>
          <table:table-cell table:style-name="ce24" table:formula="of:=CONCATENATE(&quot;0x&quot;;DEC2HEX([.C16]))" office:value-type="string" office:string-value="0x80001800" calcext:value-type="string">
            <text:p>0x80001800</text:p>
          </table:table-cell>
          <table:table-cell table:style-name="ce24"/>
          <table:table-cell table:style-name="ce28" table:formula="of:= IF( AND( INT(LOG([.B16];2))=LOG([.B16];2); INT([.C16]/[.B16])=[.C16]/[.B16]); &quot;&quot;; MOD([.C16];[.B16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2</text:p>
          </table:table-cell>
          <table:table-cell table:style-name="ce19" office:value-type="float" office:value="2" calcext:value-type="float">
            <text:p>2</text:p>
          </table:table-cell>
          <table:table-cell table:style-name="ce15" table:formula="of:=[.C16]+[.B16]*1024" office:value-type="float" office:value="2147493888" calcext:value-type="float">
            <text:p>2147493888</text:p>
          </table:table-cell>
          <table:table-cell table:style-name="ce24" table:formula="of:=CONCATENATE(&quot;0x&quot;;DEC2HEX([.C17]))" office:value-type="string" office:string-value="0x80002800" calcext:value-type="string">
            <text:p>0x80002800</text:p>
          </table:table-cell>
          <table:table-cell table:style-name="ce24"/>
          <table:table-cell table:style-name="ce28" table:formula="of:= IF( AND( INT(LOG([.B17];2))=LOG([.B17];2); INT([.C17]/[.B17])=[.C17]/[.B17]); &quot;&quot;; MOD([.C17];[.B17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3</text:p>
          </table:table-cell>
          <table:table-cell table:style-name="ce19" office:value-type="float" office:value="2" calcext:value-type="float">
            <text:p>2</text:p>
          </table:table-cell>
          <table:table-cell table:style-name="ce15" table:formula="of:=[.C17]+[.B17]*1024" office:value-type="float" office:value="2147495936" calcext:value-type="float">
            <text:p>2147495936</text:p>
          </table:table-cell>
          <table:table-cell table:style-name="ce24" table:formula="of:=CONCATENATE(&quot;0x&quot;;DEC2HEX([.C18]))" office:value-type="string" office:string-value="0x80003000" calcext:value-type="string">
            <text:p>0x80003000</text:p>
          </table:table-cell>
          <table:table-cell table:style-name="ce24"/>
          <table:table-cell table:style-name="ce28" table:formula="of:= IF( AND( INT(LOG([.B18];2))=LOG([.B18];2); INT([.C18]/[.B18])=[.C18]/[.B18]); &quot;&quot;; MOD([.C18];[.B18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4</text:p>
          </table:table-cell>
          <table:table-cell table:style-name="ce19" office:value-type="float" office:value="2" calcext:value-type="float">
            <text:p>2</text:p>
          </table:table-cell>
          <table:table-cell table:style-name="ce15" table:formula="of:=[.C18]+[.B18]*1024" office:value-type="float" office:value="2147497984" calcext:value-type="float">
            <text:p>2147497984</text:p>
          </table:table-cell>
          <table:table-cell table:style-name="ce24" table:formula="of:=CONCATENATE(&quot;0x&quot;;DEC2HEX([.C19]))" office:value-type="string" office:string-value="0x80003800" calcext:value-type="string">
            <text:p>0x80003800</text:p>
          </table:table-cell>
          <table:table-cell table:style-name="ce24"/>
          <table:table-cell table:style-name="ce28" table:formula="of:= IF( AND( INT(LOG([.B19];2))=LOG([.B19];2); INT([.C19]/[.B19])=[.C19]/[.B19]); &quot;&quot;; MOD([.C19];[.B19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15:.B19])" office:value-type="float" office:value="16" calcext:value-type="float">
            <text:p>16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 table:number-rows-repeated="2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 table:number-rows-repeated="8">
          <table:table-cell table:style-name="Default" table:number-columns-repeated="5"/>
          <table:table-cell table:style-name="ce29"/>
          <table:table-cell table:style-name="Default" table:number-columns-repeated="1018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11:25:45.3524668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5:22:14</meta:creation-date>
    <meta:initial-creator>Cesare Garlati</meta:initial-creator>
    <dc:language>en-US</dc:language>
    <dc:date>2021-04-15T11:26:05.990049816</dc:date>
    <meta:editing-cycles>36</meta:editing-cycles>
    <meta:editing-duration>PT4H42S</meta:editing-duration>
    <meta:generator>LibreOffice/6.1.5.2$Linux_X86_64 LibreOffice_project/10$Build-2</meta:generator>
    <meta:document-statistic meta:table-count="1" meta:cell-count="69" meta:object-count="0"/>
  </office:meta>
</office:document-meta>
</file>